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ed3b" officeooo:paragraph-rsid="001ff4aa"/>
    </style:style>
    <style:style style:name="P2" style:family="paragraph" style:parent-style-name="Standard">
      <style:text-properties fo:font-weight="bold" officeooo:rsid="00194dea" officeooo:paragraph-rsid="001ff4aa" fo:background-color="#ffff00" style:font-weight-asian="bold" style:font-weight-complex="bold"/>
    </style:style>
    <style:style style:name="P3" style:family="paragraph" style:parent-style-name="Standard">
      <style:text-properties fo:font-weight="bold" officeooo:rsid="00023c92" officeooo:paragraph-rsid="001ff4aa" fo:background-color="#ffff00" style:font-weight-asian="bold" style:font-weight-complex="bold"/>
    </style:style>
    <style:style style:name="P4" style:family="paragraph" style:parent-style-name="Standard">
      <style:text-properties fo:font-weight="bold" officeooo:rsid="0001b393" officeooo:paragraph-rsid="001ff4aa" fo:background-color="#ffff00" style:font-weight-asian="bold" style:font-weight-complex="bold"/>
    </style:style>
    <style:style style:name="P5" style:family="paragraph" style:parent-style-name="Standard">
      <style:text-properties fo:font-weight="bold" officeooo:rsid="00086bda" officeooo:paragraph-rsid="001ff4aa" fo:background-color="#ffff00" style:font-weight-asian="bold" style:font-weight-complex="bold"/>
    </style:style>
    <style:style style:name="P6" style:family="paragraph" style:parent-style-name="Standard">
      <style:text-properties fo:font-weight="bold" officeooo:rsid="00178706" officeooo:paragraph-rsid="001ff4aa" fo:background-color="#ffff00" style:font-weight-asian="bold" style:font-weight-complex="bold"/>
    </style:style>
    <style:style style:name="P7" style:family="paragraph" style:parent-style-name="Standard">
      <style:text-properties officeooo:rsid="00194dea" officeooo:paragraph-rsid="001ff4aa"/>
    </style:style>
    <style:style style:name="P8" style:family="paragraph" style:parent-style-name="Standard">
      <style:text-properties officeooo:rsid="00194dea" officeooo:paragraph-rsid="001ff4aa" fo:background-color="#ffff00"/>
    </style:style>
    <style:style style:name="P9" style:family="paragraph" style:parent-style-name="Standard">
      <style:text-properties officeooo:rsid="00196658" officeooo:paragraph-rsid="001ff4aa" fo:background-color="#ffff00"/>
    </style:style>
    <style:style style:name="P10" style:family="paragraph" style:parent-style-name="Standard">
      <style:text-properties officeooo:rsid="001a0a4f" officeooo:paragraph-rsid="001ff4aa" fo:background-color="#ffff00"/>
    </style:style>
    <style:style style:name="P11" style:family="paragraph" style:parent-style-name="Standard">
      <style:text-properties officeooo:rsid="001ace41" officeooo:paragraph-rsid="001ff4aa" fo:background-color="#ffff00"/>
    </style:style>
    <style:style style:name="P12" style:family="paragraph" style:parent-style-name="Standard">
      <style:text-properties officeooo:rsid="001bed3b" officeooo:paragraph-rsid="001ff4aa" fo:background-color="#ffff00"/>
    </style:style>
    <style:style style:name="P13" style:family="paragraph" style:parent-style-name="Standard">
      <style:text-properties officeooo:rsid="00023c92" officeooo:paragraph-rsid="001ff4aa" fo:background-color="#ffff00"/>
    </style:style>
    <style:style style:name="P14" style:family="paragraph" style:parent-style-name="Standard">
      <style:text-properties officeooo:rsid="0002af16" officeooo:paragraph-rsid="001ff4aa" fo:background-color="#ffff00"/>
    </style:style>
    <style:style style:name="P15" style:family="paragraph" style:parent-style-name="Standard">
      <style:text-properties officeooo:rsid="00043828" officeooo:paragraph-rsid="001ff4aa" fo:background-color="#ffff00"/>
    </style:style>
    <style:style style:name="P16" style:family="paragraph" style:parent-style-name="Standard">
      <style:text-properties officeooo:rsid="0007f2e5" officeooo:paragraph-rsid="001ff4aa" fo:background-color="#ffff00"/>
    </style:style>
    <style:style style:name="P17" style:family="paragraph" style:parent-style-name="Standard">
      <style:text-properties officeooo:rsid="00084284" officeooo:paragraph-rsid="001ff4aa" fo:background-color="#ffff00"/>
    </style:style>
    <style:style style:name="P18" style:family="paragraph" style:parent-style-name="Standard">
      <style:text-properties officeooo:rsid="0001b393" officeooo:paragraph-rsid="001ff4aa" fo:background-color="#ffff00"/>
    </style:style>
    <style:style style:name="P19" style:family="paragraph" style:parent-style-name="Standard">
      <style:text-properties officeooo:rsid="00196658" officeooo:paragraph-rsid="001ff4aa"/>
    </style:style>
    <style:style style:name="P20" style:family="paragraph" style:parent-style-name="Standard">
      <style:text-properties officeooo:rsid="001a0a4f" officeooo:paragraph-rsid="001ff4aa"/>
    </style:style>
    <style:style style:name="P21" style:family="paragraph" style:parent-style-name="Standard">
      <style:text-properties officeooo:rsid="001ace41" officeooo:paragraph-rsid="001ff4aa"/>
    </style:style>
    <style:style style:name="P22" style:family="paragraph" style:parent-style-name="Standard">
      <style:text-properties officeooo:rsid="00043828" officeooo:paragraph-rsid="001ff4aa"/>
    </style:style>
    <style:style style:name="P23" style:family="paragraph" style:parent-style-name="Standard">
      <style:text-properties officeooo:rsid="00023c92" officeooo:paragraph-rsid="001ff4aa"/>
    </style:style>
    <style:style style:name="P24" style:family="paragraph" style:parent-style-name="Standard">
      <style:text-properties officeooo:rsid="0002af16" officeooo:paragraph-rsid="001ff4aa"/>
    </style:style>
    <style:style style:name="P25" style:family="paragraph" style:parent-style-name="Standard">
      <style:text-properties officeooo:rsid="00043049" officeooo:paragraph-rsid="001ff4aa"/>
    </style:style>
    <style:style style:name="P26" style:family="paragraph" style:parent-style-name="Standard">
      <style:text-properties officeooo:rsid="0005ff95" officeooo:paragraph-rsid="001ff4aa"/>
    </style:style>
    <style:style style:name="P27" style:family="paragraph" style:parent-style-name="Standard">
      <style:text-properties officeooo:rsid="0007f2e5" officeooo:paragraph-rsid="001ff4aa"/>
    </style:style>
    <style:style style:name="P28" style:family="paragraph" style:parent-style-name="Standard">
      <style:text-properties officeooo:rsid="00084284" officeooo:paragraph-rsid="001ff4aa"/>
    </style:style>
    <style:style style:name="P29" style:family="paragraph" style:parent-style-name="Standard">
      <style:text-properties officeooo:rsid="00178706" officeooo:paragraph-rsid="001ff4aa"/>
    </style:style>
    <style:style style:name="P30" style:family="paragraph" style:parent-style-name="Standard">
      <style:text-properties officeooo:rsid="0001b393" officeooo:paragraph-rsid="001ff4aa"/>
    </style:style>
    <style:style style:name="P31" style:family="paragraph" style:parent-style-name="Standard">
      <style:text-properties officeooo:rsid="000b028e" officeooo:paragraph-rsid="001ff4aa"/>
    </style:style>
    <style:style style:name="P32" style:family="paragraph" style:parent-style-name="Standard">
      <style:text-properties officeooo:rsid="00086bda" officeooo:paragraph-rsid="001ff4aa"/>
    </style:style>
    <style:style style:name="T1" style:family="text">
      <style:text-properties fo:background-color="#ffff00" loext:char-shading-value="0"/>
    </style:style>
    <style:style style:name="T2" style:family="text">
      <style:text-properties officeooo:rsid="00196658"/>
    </style:style>
    <style:style style:name="T3" style:family="text">
      <style:text-properties officeooo:rsid="0002af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6: Platforma.Net</text:p>
      <text:p text:style-name="P2"/>
      <text:p text:style-name="P2">1. ¿Que es .net?</text:p>
      <text:p text:style-name="P7">Plataforma que permite el desarrollo de aplicaciones software y librerias</text:p>
      <text:p text:style-name="P7">contiene las herramientas, compilado… necesarias para construir ejecutar depurar apps.</text:p>
      <text:p text:style-name="P7">Independiente del lenguaje usado (permite mezclarlos)</text:p>
      <text:p text:style-name="P7"/>
      <text:p text:style-name="P7">2. <text:span text:style-name="T1">Arquitectura .net</text:span></text:p>
      <text:p text:style-name="P7">Las apliaciones se ejecutan sobre el .net framework</text:p>
      <text:p text:style-name="P7">C# diseñado para la plataforma .NET</text:p>
      <text:p text:style-name="P7">CLS: Common Language Specification, minimos estándares de un lenguaje para poder usarse en .net</text:p>
      <text:p text:style-name="P7">Podemos acceder y extender clases .net con herencia (si no estan selladas)</text:p>
      <text:p text:style-name="P7"/>
      <text:p text:style-name="P8">3. Arquitectura .net framework</text:p>
      <text:p text:style-name="P7">CLR: nucleo de la plataforma .net, destiona la ejecución de aplicaciones para ella, actua como una máquina virtual, podemos ejecutar aplicaciones(.net) diseñadas para cualquier plataforma. Disponible para todas las versiones de mcrochof y linux con clr avierto. <text:span text:style-name="T2">Tiene recolector de basura, facilita la detección de errores de tipo, todo los errores se propagan con excepciones,</text:span></text:p>
      <text:p text:style-name="P7"/>
      <text:p text:style-name="P19">MSIL: Microsoft intermediate lenguage, codigo intermedio generado por la plataforma .net</text:p>
      <text:p text:style-name="P19"/>
      <text:p text:style-name="P19">Espaciones de nombres: </text:p>
      <text:p text:style-name="P19"><text:tab/>Collections(colas, pilas matrices de tamaño automatico)</text:p>
      <text:p text:style-name="P19"><text:tab/>Threading(ahcer aplicaciones multi-hilo)</text:p>
      <text:p text:style-name="P19"><text:tab/>System(tipos muy usados, fechas tablas, randoms, consola…)</text:p>
      <text:p text:style-name="P19"><text:tab/>Y un cojón mas (p26)</text:p>
      <text:p text:style-name="P19"/>
      <text:p text:style-name="P9">4. El modelo de ejecución</text:p>
      <text:p text:style-name="P19">Codigo fuente → codigo gestionado → cls → compilador JIT → codigo nativo → servicios</text:p>
      <text:p text:style-name="P19"/>
      <text:p text:style-name="P10">4. C# (biiiiien)</text:p>
      <text:p text:style-name="P20">roba de c, c++ y java, por tanto se puede integrar con visual basic</text:p>
      <text:p text:style-name="P20">static void Main</text:p>
      <text:p text:style-name="P20">using.tal.tal: referencia los espacios de nombre usadis</text:p>
      <text:p text:style-name="P20">CTS: Common type system define datos predefinidos</text:p>
      <text:p text:style-name="P20">tipos enumerados</text:p>
      <text:p text:style-name="P20">object, tipo del que derivan el resto de tipos</text:p>
      <text:p text:style-name="P20">las constantes se deben inicializar al declararlas</text:p>
      <text:p text:style-name="P20"/>
      <text:p text:style-name="P11">5. Conversion</text:p>
      <text:p text:style-name="P21">lo de siempre, no perdidas se hace de forma implicita, si no da error</text:p>
      <text:p text:style-name="P21">12.23F para que sea float poner F</text:p>
      <text:p text:style-name="P21"/>
      <text:p text:style-name="P12">6. <text:s/>Excepciones</text:p>
      <text:p text:style-name="P1">System.SystemExcetion (generales)</text:p>
      <text:p text:style-name="P1">System.ApplicationException (clase base de cualquier clase de excepcion definidas por terceros)</text:p>
      <text:p text:style-name="P1"/>
      <text:p text:style-name="P1"/>
      <text:p text:style-name="P1"/>
      <text:p text:style-name="P12">7. Colecciones de datos</text:p>
      <text:p text:style-name="P1">Icollection, interfaz Llistm interfaz Ldictionary</text:p>
      <text:p text:style-name="P3"><text:soft-page-break/>TEMA7 Aplicaciones Web Capa de Interfaz</text:p>
      <text:p text:style-name="P23"/>
      <text:p text:style-name="P13">1. web vs escritorio</text:p>
      <text:p text:style-name="P23">simple creacion de interfaz</text:p>
      <text:p text:style-name="P23">distribuición facil de actualizaciones</text:p>
      <text:p text:style-name="P23">procesamiento distribuido</text:p>
      <text:p text:style-name="P23"/>
      <text:p text:style-name="P13">2. HTML (hypertext markup language)</text:p>
      <text:p text:style-name="P23">hypertext:</text:p>
      <text:p text:style-name="P23">texto ordinario que se le incorporan formatio, imagenes, multimedia, enlaces</text:p>
      <text:p text:style-name="P23"><text:s/>markup:</text:p>
      <text:p text:style-name="P23">proceso de incorporar simbolos adicionales</text:p>
      <text:p text:style-name="P23"/>
      <text:p text:style-name="P23">Elemento como componente fundamental, tiene dos propiedades basicas (atributos, contenido)</text:p>
      <text:p text:style-name="P23">Generalmente apertura de apertura y cierre</text:p>
      <text:p text:style-name="P23">Atributos: par valor separados por ‘=’ (id = ‘hola’)</text:p>
      <text:p text:style-name="P23">&lt;html&gt;, &lt;head&gt;, &lt;body&gt;…</text:p>
      <text:p text:style-name="P23"/>
      <text:p text:style-name="P23">cleinte – peticion asp – intranet – servidor – compilacion – respuesta html</text:p>
      <text:p text:style-name="P23"/>
      <text:p text:style-name="P23">1 aplicación → 1 directorio virtual dado por IIS <text:span text:style-name="T3">(internet information server)</text:span></text:p>
      <text:p text:style-name="P23"/>
      <text:p text:style-name="P14">3. Formulario web</text:p>
      <text:p text:style-name="P24">Tecnicas apra rapido desarrollo de aplcaciones (RAD), aparecen dentro de &lt;form&gt; y con la etiqueta runat = “server”</text:p>
      <text:p text:style-name="P24">1 pagina.aspx → un unico &lt;form&gt;</text:p>
      <text:p text:style-name="P24"/>
      <text:p text:style-name="P24">sitio web → conjunto de paginas web independientes</text:p>
      <text:p text:style-name="P24">proyecto web → conjunto de paginas web enlazadas con un archivo de proyecto</text:p>
      <text:p text:style-name="P24"/>
      <text:p text:style-name="P24">aspx.cs codigo behind, contiene los controles de servidor</text:p>
      <text:p text:style-name="P24">UTIl: se suele mantener por separado</text:p>
      <text:p text:style-name="P24"/>
      <text:p text:style-name="P15">4. pagina maestra</text:p>
      <text:p text:style-name="P25">pagina.Master (general) content pages hacen referencia a la maestra</text:p>
      <text:p text:style-name="P22">Nueva propiedad (Master) de System.Web.UI.Page</text:p>
      <text:p text:style-name="P22"/>
      <text:p text:style-name="P15">5. Controles</text:p>
      <text:p text:style-name="P22">web:</text:p>
      <text:p text:style-name="P22">labe, hyperlink, textbox, imagen button, linkg butoton…</text:p>
      <text:p text:style-name="P22"/>
      <text:p text:style-name="P15">6. eventos y delegados</text:p>
      <text:p text:style-name="P22">delegate → puntero a funcion con seguridad, intermediarios entre origen (provocao) y receptor (el que captura)</text:p>
      <text:p text:style-name="P22"/>
      <text:p text:style-name="P26">tipos de eventos: </text:p>
      <text:p text:style-name="P26"><text:tab/>de envio (postback) emiten un envio al servdiro de manera inmediata para prcesoar wl form</text:p>
      <text:p text:style-name="P26"><text:tab/>de cache (no-postback) procesados cuando un evento de envio los emita (se producen en vista)</text:p>
      <text:p text:style-name="P26"/>
      <text:p text:style-name="P27">postBack → una pagina se carga despues de cada peticion (postkback)</text:p>
      <text:p text:style-name="P27">protected void Page_Laoad(objectsender ,evetarga a)</text:p>
      <text:p text:style-name="P27"><text:soft-page-break/>{</text:p>
      <text:p text:style-name="P27"><text:tab/>if(IsPostBack)</text:p>
      <text:p text:style-name="P27"><text:tab/>{</text:p>
      <text:p text:style-name="P27"><text:tab/><text:tab/>Response.Write(“la pagina se acaba de cargar”)</text:p>
      <text:p text:style-name="P27"><text:tab/>}</text:p>
      <text:p text:style-name="P27">}</text:p>
      <text:p text:style-name="P22"/>
      <text:p text:style-name="P16">7. CSS</text:p>
      <text:p text:style-name="P27">permite definir la presentación de un documento</text:p>
      <text:p text:style-name="P27">las hojas de estilo pueden ser internas o externas</text:p>
      <text:p text:style-name="P27">se puede asignar estulo a un elemento (estilo en linea)</text:p>
      <text:p text:style-name="P27">cada regla de estilo tiene un selector <text:s/>a{ <text:s text:c="3"/>bacgraund-color: #ff9; <text:s/>}</text:p>
      <text:p text:style-name="P27">el selector puede ser generico h2{ } o <text:s/>clases .clase-representa-menu{ …}</text:p>
      <text:p text:style-name="P27"/>
      <text:p text:style-name="P17">8. maquetacion DIVS</text:p>
      <text:p text:style-name="P28">son capas, se les da formato con css</text:p>
      <text:p text:style-name="P28">#nombreBloque (son irrepetibles)</text:p>
      <text:p text:style-name="P28"/>
      <text:p text:style-name="P17">9.Navegacion entre formularios</text:p>
      <text:p text:style-name="P28">con href html</text:p>
      <text:p text:style-name="P28">con asp Reponse.Redirect</text:p>
      <text:p text:style-name="P28"><text:tab/>podemos pasar datos entre paginas con QueryString (se ven los datos en la url :S)</text:p>
      <text:p text:style-name="P28"><text:tab/>para ello se usan la clas HttpServerUtility para codificar los datos</text:p>
      <text:p text:style-name="P28">objeto Request:</text:p>
      <text:p text:style-name="P28"><text:tab/>proporciona informacion sobre el cliente</text:p>
      <text:p text:style-name="P28"><text:tab/>Cookies</text:p>
      <text:p text:style-name="P28"><text:tab/>parametros pasados a la pagina</text:p>
      <text:p text:style-name="P28"><text:tab/>if(Request.QueryString[“par1”]!=)””) {….}</text:p>
      <text:p text:style-name="P28"><text:tab/></text:p>
      <text:p text:style-name="P28"><text:tab/></text:p>
      <text:p text:style-name="P6">TEMA8: ARQUITECTURA DE CAPAS</text:p>
      <text:p text:style-name="P29"/>
      <text:p text:style-name="P29">Patrón Buschmann: divisiones logicas mantenidas como modulos independientes:</text:p>
      <text:p text:style-name="P29"><text:tab/>interfaz</text:p>
      <text:p text:style-name="P29"><text:tab/>logica de negocio (entidad de negocio en)</text:p>
      <text:p text:style-name="P29"><text:tab/>Presistencia<text:tab/>(componentes acceso a datos cad)</text:p>
      <text:p text:style-name="P29"/>
      <text:p text:style-name="P29"/>
      <text:p text:style-name="P4">TEMA9: ACCESO DESCONECTADO ADO.net 2.0</text:p>
      <text:p text:style-name="P30"/>
      <text:p text:style-name="P18">¿Que es ado?</text:p>
      <text:p text:style-name="P30">Tecnologia que utilizan las aplicaciones asp.net para conectarse con la BD</text:p>
      <text:p text:style-name="P30">basada en xml</text:p>
      <text:p text:style-name="P30"/>
      <text:p text:style-name="P18">Modo conectado</text:p>
      <text:p text:style-name="P30">Usuarios continuamente conectados</text:p>
      <text:p text:style-name="P30">Ventajas:</text:p>
      <text:p text:style-name="P30"><text:tab/>mas facil de mentener</text:p>
      <text:p text:style-name="P30"><text:tab/>la concurrencia se controla mas facilmente</text:p>
      <text:p text:style-name="P30"><text:tab/>mas probable tener los datos actualizados</text:p>
      <text:p text:style-name="P30">Desvenetajas:</text:p>
      <text:p text:style-name="P30"><text:tab/>conexión constante a la red necesaria</text:p>
      <text:p text:style-name="P30"><text:soft-page-break/><text:tab/>escabilidad limitada</text:p>
      <text:p text:style-name="P30"/>
      <text:p text:style-name="P18">Modo desconectado</text:p>
      <text:p text:style-name="P30">Los datos se modifican de forma independiente y los cambios se escriben posteriormente</text:p>
      <text:p text:style-name="P30">ventajas:</text:p>
      <text:p text:style-name="P30"><text:tab/>menor tiempo de conexión posbile, menos tiempos conexión = <text:s/>mas serivicio</text:p>
      <text:p text:style-name="P30"><text:tab/>mejora escalabilidad y rendimiento</text:p>
      <text:p text:style-name="P30">Desventajas:</text:p>
      <text:p text:style-name="P30"><text:tab/>datos no siempre actualziados</text:p>
      <text:p text:style-name="P30"><text:tab/>puedes producirse conflictos</text:p>
      <text:p text:style-name="P30"/>
      <text:p text:style-name="P30"/>
      <text:p text:style-name="P18">Objetos connection y command</text:p>
      <text:p text:style-name="P30">Connection: se utilizan para estableceras las conexiones al proceedor de datos adecuado (open)</text:p>
      <text:p text:style-name="P30">Commando: para ejecutar sentencias SQL</text:p>
      <text:p text:style-name="P30">Syste.data.Oledb/sqlcient</text:p>
      <text:p text:style-name="P30"/>
      <text:p text:style-name="P30"/>
      <text:p text:style-name="P30"/>
      <text:p text:style-name="P5">TEMA10. CAPA DE INTERFAZ</text:p>
      <text:p text:style-name="P32"/>
      <text:p text:style-name="P32"/>
      <text:p text:style-name="P31">1. Controles</text:p>
      <text:p text:style-name="P31">Lo de siempre</text:p>
      <text:p text:style-name="P31"/>
      <text:p text:style-name="P31">2.Sesiones</text:p>
      <text:p text:style-name="P31">Hay formas de evitar concurrencia</text:p>
      <text:p text:style-name="P31"/>
      <text:p text:style-name="P31">3. Codigo de aplicación global.asax</text:p>
      <text:p text:style-name="P31">permite escribir codigo de aplicaicon global</text:p>
      <text:p text:style-name="P31">no contiene ni etiquetas html ni asp</text:p>
      <text:p text:style-name="P31">se utiliza par definir variables globales y reaccionar a aventos globales</text:p>
      <text:p text:style-name="P31"/>
      <text:p text:style-name="P31">Global.asax y global.asax.cs</text:p>
      <text:p text:style-name="P31">cualquier cambio en global reiniciará la aplicación</text:p>
      <text:p text:style-name="P31">Es recomendable indicar el Session.Timeout en global</text:p>
      <text:p text:style-name="P31">Nos permite añadir un contador de bisitas Applicatin.Add(“contador”,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6S</meta:editing-duration>
    <meta:editing-cycles>3</meta:editing-cycles>
    <meta:generator>LibreOffice/5.3.3.2$Windows_x86 LibreOffice_project/3d9a8b4b4e538a85e0782bd6c2d430bafe583448</meta:generator>
    <dc:date>2017-06-11T09:23:06.105000000</dc:date>
    <meta:document-statistic meta:table-count="0" meta:image-count="0" meta:object-count="0" meta:page-count="4" meta:paragraph-count="142" meta:word-count="871" meta:character-count="6031" meta:non-whitespace-character-count="5253"/>
    <meta:user-defined meta:name="Info 1"/>
    <meta:user-defined meta:name="Info 2"/>
    <meta:user-defined meta:name="Info 3"/>
    <meta:user-defined meta:name="Info 4"/>
  </office:meta>
</office:document-meta>
</file>